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PermissionDao.modify( String creatorsName , Date createTimestamp , String appName , String permName , String description , ModificationItem [ ] mo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dapPermissionDao.has( String appName , String perm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dapPermissionDao.deleteEntry( String rd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PermissionDao.LdapPermissionDao( Dir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dapPermissionDao.getEntryObject( Object extra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dapPermissionDao.permissionNameIterator( String ap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dapPermissionDao.rename( String newPermName , Permission per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dapPermissionDao.permissionIterator( String ap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PermissionDao.getRelativeDn( String ap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PermissionDao.getRelativeDn( String appName , String per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PermissionDao.delete( String appName , String perm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dapPermissionDao.load( String appName , String perm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LdapPermissionDao.add( String appName , String permName , String descri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